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D00000157ED9C167C3DDFF684.png" manifest:media-type="image/png"/>
  <manifest:file-entry manifest:full-path="Pictures/100000000000012E000001572DE02F35EF70BA3C.png" manifest:media-type="image/png"/>
  <manifest:file-entry manifest:full-path="Pictures/100000000000012200000167B727872B36C47453.png" manifest:media-type="image/png"/>
  <manifest:file-entry manifest:full-path="Pictures/10000000000001150000016A898281D0B0F3F681.png" manifest:media-type="image/png"/>
  <manifest:file-entry manifest:full-path="Pictures/100000000000012200000167683E74BD62712C01.png" manifest:media-type="image/png"/>
  <manifest:file-entry manifest:full-path="Pictures/10000000000001150000016AE3DC4B943C8432C5.png" manifest:media-type="image/png"/>
  <manifest:file-entry manifest:full-path="Pictures/100000000000012E0000015746E7FD02119D5CEC.png" manifest:media-type="image/png"/>
  <manifest:file-entry manifest:full-path="Pictures/100000000000012D000001571CAE120316F366D5.png" manifest:media-type="image/png"/>
  <manifest:file-entry manifest:full-path="Pictures/100000000000014100000157CCD867D4F343160D.png" manifest:media-type="image/png"/>
  <manifest:file-entry manifest:full-path="Pictures/10000000000001410000015772FF1A4FB61A3A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0.3799in" svg:y="0.0945in" svg:width="1.4902in" svg:height="1.8445in" draw:z-index="0"><draw:image xlink:href="Pictures/100000000000012200000167B727872B36C47453.png" xlink:type="simple" xlink:show="embed" xlink:actuate="onLoad" loext:mime-type="image/png"/></draw:frame><draw:frame draw:style-name="fr1" draw:name="Image1" text:anchor-type="paragraph" svg:x="2.2098in" svg:y="0.0736in" svg:width="1.4902in" svg:height="1.8445in" draw:z-index="1"><draw:image xlink:href="Pictures/100000000000012200000167683E74BD62712C01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1" text:anchor-type="paragraph" svg:x="0.3799in" svg:y="0.0945in" svg:width="1.4902in" svg:height="1.8445in" draw:z-index="2"><draw:image xlink:href="Pictures/100000000000012200000167B727872B36C47453.png" xlink:type="simple" xlink:show="embed" xlink:actuate="onLoad" loext:mime-type="image/png"/></draw:frame><draw:frame draw:style-name="fr1" draw:name="Image12" text:anchor-type="paragraph" svg:x="2.2098in" svg:y="0.0736in" svg:width="1.4902in" svg:height="1.8445in" draw:z-index="3"><draw:image xlink:href="Pictures/100000000000012200000167683E74BD62712C01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3646in" svg:y="0.0728in" svg:width="1.4346in" svg:height="1.8752in" draw:z-index="4"><draw:image xlink:href="Pictures/10000000000001150000016A898281D0B0F3F681.png" xlink:type="simple" xlink:show="embed" xlink:actuate="onLoad" loext:mime-type="image/png"/></draw:frame><draw:frame draw:style-name="fr1" draw:name="Image4" text:anchor-type="paragraph" svg:x="2.2984in" svg:y="0.0417in" svg:width="1.4346in" svg:height="1.8752in" draw:z-index="5"><draw:image xlink:href="Pictures/10000000000001150000016AE3DC4B943C8432C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3646in" svg:y="0.0728in" svg:width="1.4346in" svg:height="1.8752in" draw:z-index="6"><draw:image xlink:href="Pictures/10000000000001150000016A898281D0B0F3F681.png" xlink:type="simple" xlink:show="embed" xlink:actuate="onLoad" loext:mime-type="image/png"/></draw:frame><draw:frame draw:style-name="fr1" draw:name="Image6" text:anchor-type="paragraph" svg:x="2.2984in" svg:y="0.0417in" svg:width="1.4346in" svg:height="1.8752in" draw:z-index="7"><draw:image xlink:href="Pictures/10000000000001150000016AE3DC4B943C8432C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1043in" svg:y="0in" svg:width="1.7335in" svg:height="1.9689in" draw:z-index="9"><draw:image xlink:href="Pictures/100000000000012E0000015746E7FD02119D5CEC.png" xlink:type="simple" xlink:show="embed" xlink:actuate="onLoad" loext:mime-type="image/png"/></draw:frame><draw:frame draw:style-name="fr1" draw:name="Image7" text:anchor-type="paragraph" svg:x="2.1252in" svg:y="0in" svg:width="1.7335in" svg:height="1.9689in" draw:z-index="8"><draw:image xlink:href="Pictures/100000000000012E000001572DE02F35EF70BA3C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9" text:anchor-type="paragraph" svg:x="0.1043in" svg:y="0in" svg:width="1.7335in" svg:height="1.9689in" draw:z-index="10"><draw:image xlink:href="Pictures/100000000000012E0000015746E7FD02119D5CEC.png" xlink:type="simple" xlink:show="embed" xlink:actuate="onLoad" loext:mime-type="image/png"/></draw:frame><draw:frame draw:style-name="fr1" draw:name="Image10" text:anchor-type="paragraph" svg:x="2.1252in" svg:y="0in" svg:width="1.7335in" svg:height="1.9689in" draw:z-index="11"><draw:image xlink:href="Pictures/100000000000012E000001572DE02F35EF70BA3C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3" text:anchor-type="paragraph" svg:x="0.0819in" svg:y="0in" svg:width="1.7555in" svg:height="2.0008in" draw:z-index="16"><draw:image xlink:href="Pictures/100000000000012D00000157ED9C167C3DDFF684.png" xlink:type="simple" xlink:show="embed" xlink:actuate="onLoad" loext:mime-type="image/png"/></draw:frame><draw:frame draw:style-name="fr1" draw:name="Image14" text:anchor-type="paragraph" svg:x="2.1252in" svg:y="0in" svg:width="1.7555in" svg:height="2.0008in" draw:z-index="17"><draw:image xlink:href="Pictures/100000000000012D000001571CAE120316F366D5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5" text:anchor-type="paragraph" svg:x="0.0819in" svg:y="0in" svg:width="1.7555in" svg:height="2.0008in" draw:z-index="18"><draw:image xlink:href="Pictures/100000000000012D00000157ED9C167C3DDFF684.png" xlink:type="simple" xlink:show="embed" xlink:actuate="onLoad" loext:mime-type="image/png"/></draw:frame><draw:frame draw:style-name="fr1" draw:name="Image16" text:anchor-type="paragraph" svg:x="2.1252in" svg:y="0in" svg:width="1.7555in" svg:height="2.0008in" draw:z-index="19"><draw:image xlink:href="Pictures/100000000000012D000001571CAE120316F366D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7" text:anchor-type="paragraph" svg:x="0.0398in" svg:y="0in" svg:width="1.852in" svg:height="1.9791in" draw:z-index="12"><draw:image xlink:href="Pictures/100000000000014100000157CCD867D4F343160D.png" xlink:type="simple" xlink:show="embed" xlink:actuate="onLoad" loext:mime-type="image/png"/></draw:frame><draw:frame draw:style-name="fr1" draw:name="Image18" text:anchor-type="paragraph" svg:x="2.0862in" svg:y="0in" svg:width="1.852in" svg:height="1.9791in" draw:z-index="13"><draw:image xlink:href="Pictures/10000000000001410000015772FF1A4FB61A3A4C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9" text:anchor-type="paragraph" svg:x="0.0398in" svg:y="0in" svg:width="1.852in" svg:height="1.9791in" draw:z-index="14"><draw:image xlink:href="Pictures/100000000000014100000157CCD867D4F343160D.png" xlink:type="simple" xlink:show="embed" xlink:actuate="onLoad" loext:mime-type="image/png"/></draw:frame><draw:frame draw:style-name="fr1" draw:name="Image20" text:anchor-type="paragraph" svg:x="2.0862in" svg:y="0in" svg:width="1.852in" svg:height="1.9791in" draw:z-index="15"><draw:image xlink:href="Pictures/10000000000001410000015772FF1A4FB61A3A4C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18-07-11T22:48:30.279000000</dc:date>
    <meta:editing-cycles>40</meta:editing-cycles>
    <dc:subject>Avery Dennison Template</dc:subject>
    <dc:title>Avery Dennison Template</dc:title>
    <meta:editing-duration>P3DT17H50M40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